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 is the smallest singular value of the matrix V. (singular values are sqrt of eigenvalues).</text:p>
      <text:p text:style-name="Preformatted_20_Text"/>
      <text:p text:style-name="Preformatted_20_Text">Calculating the constraints, the Homography matrix must be transposed, because the notation used by Zhang is hi for the ith colummn vector of the H matrix. After doing that, we obtain a set of intrinsic parameters very close to the ones in the txt files (with an error of approx. 50 for the scale and 20 for the center of the image).</text:p>
      <text:p text:style-name="Preformatted_20_Text"/>
      <text:p text:style-name="Preformatted_20_Text">Now I must convert the Extrinsic params matrix to a rotation and translation that I can compare to the values in the txt files. </text:p>
      <text:p text:style-name="Preformatted_20_Text"/>
      <text:p text:style-name="Preformatted_20_Text">To test if the Extr values are good: Check the eigenvectors. The one with evalue 1 is the axis of rotation. Falta el ángulo.</text:p>
      <text:p text:style-name="Preformatted_20_Text"/>
      <text:p text:style-name="Preformatted_20_Text">Part 4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6T00:17:51</dc:date>
    <dc:creator>bruno </dc:creator>
    <meta:generator>LibreOffice/3.5$Linux_X86_64 LibreOffice_project/350m1$Build-2</meta:generator>
    <meta:editing-duration>PT10H54M37S</meta:editing-duration>
    <meta:editing-cycles>5</meta:editing-cycles>
    <meta:document-statistic meta:table-count="0" meta:image-count="0" meta:object-count="0" meta:page-count="1" meta:paragraph-count="5" meta:word-count="128" meta:character-count="685" meta:non-whitespace-character-count="560"/>
  </office:meta>
</office:document-meta>
</file>